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transparent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6"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Articulos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Core i5, 1tb, 4gb ra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formula="of:=[.E8]*[.D8]-([.E8]*[.D8]*[.F8])" office:value-type="float" office:value="1362.2" calcext:value-type="float">
            <text:p>1362.2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Core i3, 1tb, 4gb ra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formula="of:=[.E9]*[.D9]-([.E9]*[.D9]*[.F9])" office:value-type="float" office:value="1191.68" calcext:value-type="float">
            <text:p>1191.68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HP i3, 750hdd,4gb ra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8.32" calcext:value-type="float">
            <text:p>628.3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E10]*[.D10]-([.E10]*[.D10]*[.F10])" office:value-type="float" office:value="1244.0736" calcext:value-type="float">
            <text:p>1244.0736</text:p>
          </table:table-cell>
        </table:table-row>
        <table:table-row table:style-name="ro1" table:number-rows-repeated="2">
          <table:table-cell table:number-columns-repeated="2"/>
          <table:table-cell table:style-name="ce3" table:number-columns-repeated="5"/>
        </table:table-row>
        <table:table-row table:style-name="ro1">
          <table:table-cell table:number-columns-repeated="2"/>
          <table:table-cell table:style-name="ce4" table:number-columns-repeated="3"/>
          <table:table-cell table:style-name="ce5" office:value-type="string" calcext:value-type="string">
            <text:p>Total</text:p>
          </table:table-cell>
          <table:table-cell table:style-name="ce6" table:formula="of:=SUM([.G8:.G10])" office:value-type="float" office:value="3797.9536" calcext:value-type="float">
            <text:p>3797.9536</text:p>
          </table:table-cell>
        </table:table-row>
        <table:table-row table:style-name="ro1">
          <table:table-cell table:number-columns-repeated="2"/>
          <table:table-cell table:style-name="ce4" table:number-columns-repeated="4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15:48:09.352162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eber </meta:initial-creator>
    <meta:creation-date>2015-04-08T14:51:18.783349205</meta:creation-date>
    <meta:generator>LibreOffice/4.2.7.2$Linux_X86_64 LibreOffice_project/420m0$Build-2</meta:generator>
    <dc:date>2015-04-08T16:02:06.974544800</dc:date>
    <dc:creator>kleber </dc:creator>
    <meta:editing-duration>PT9M20S</meta:editing-duration>
    <meta:editing-cycles>4</meta:editing-cycles>
    <meta:document-statistic meta:table-count="1" meta:cell-count="22" meta:object-count="0"/>
  </office:meta>
</office:document-meta>
</file>